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/>
    </style:style>
    <style:style style:name="P2" style:family="paragraph" style:parent-style-name="Standard">
      <style:paragraph-properties fo:text-align="center" style:justify-single-word="false"/>
      <style:text-properties fo:font-weight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normal" officeooo:paragraph-rsid="00254344" style:font-weight-asian="normal" style:font-weight-complex="normal"/>
    </style:style>
    <style:style style:name="T1" style:family="text">
      <style:text-properties officeooo:rsid="001afc54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1d8fb8" style:font-weight-asian="normal" style:font-weight-complex="normal"/>
    </style:style>
    <style:style style:name="T4" style:family="text">
      <style:text-properties officeooo:rsid="001e13ce"/>
    </style:style>
    <style:style style:name="T5" style:family="text">
      <style:text-properties officeooo:rsid="0021b6ae"/>
    </style:style>
    <style:style style:name="T6" style:family="text">
      <style:text-properties officeooo:rsid="0025434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GCC ARM 7.3 + GDB ARM 8.1</text:p>
        <text:p text:style-name="P1"><text:tab/>Vast set of ARM processors can be easily programmed with usage of GCC ARM tool. This tutorial is intended for Cortex M4F/armv7-m ( with float coprocessor ). Minimal <text:span text:style-name="T2">hardware requirements is Nucleo-F411RE board, </text:span><text:span text:style-name="T3">with provided programmer</text:span><text:span text:style-name="T2">.</text:span></text:p>
        <text:p text:style-name="P4">1) compile from sources some compiler <text:span text:style-name="T4">for CM4F-based MCU’s. It will be based on</text:span> newlib <text:s/>/ newlib-nano 2.1.0:<text:line-break/><text:tab/>#sudo aptitude install -y build-essential flex bison libgmp3-dev libmpfr-dev \</text:p>
        <text:p text:style-name="P4"><text:tab/>libncurses5-dev libmpc-dev autoconf texinfo libtool libftdi-dev libusb-1.0-0-dev \</text:p>
        <text:p text:style-name="P4"><text:tab/>zlib1g zlib1g-dev python-yaml openocd ncurses-dev build-essential git \</text:p>
        <text:p text:style-name="P4"><text:tab/>libgmp-dev libmpfr-dev libmpc-dev zlib1g-dev <text:span text:style-name="T5">p7zip-full</text:span></text:p>
        <text:p text:style-name="P5"><text:tab/>#<text:span text:style-name="T5">7za x 00_nucleo.7z</text:span></text:p>
        <text:p text:style-name="P5"><text:tab/><text:span text:style-name="T6">#</text:span>sudo /00_empty/build_arm_tools.sh</text:p>
        <text:p text:style-name="P3">2) <text:span text:style-name="T1">run provided trivial blink example ( first run could demand start-with-reset, and just push reset button during flash write )</text:span>:</text:p>
        <text:p text:style-name="P3"><text:tab/><text:span text:style-name="T1">#/00_empty/RUN_COMMANDS.sh<text:line-break/>3) consider learning processor capabilities with C programming language ( folder 00_doc )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en" fo:country="US"/>
    </style:style>
    <style:style style:name="Source_20_Text_5f_text" style:display-name="Source Text_text" style:family="text">
      <style:text-properties style:font-name="Liberation Mono" fo:font-family="'Liberation Mono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8-09-11T17:47:53.941259424</meta:creation-date>
    <dc:date>2018-09-22T13:46:22.991513836</dc:date>
    <meta:editing-duration>PT35M16S</meta:editing-duration>
    <meta:editing-cycles>9</meta:editing-cycles>
    <meta:document-statistic meta:table-count="0" meta:image-count="0" meta:object-count="0" meta:page-count="1" meta:paragraph-count="10" meta:word-count="132" meta:character-count="963" meta:non-whitespace-character-count="832"/>
  </office:meta>
</office:document-meta>
</file>